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9f2ad" officeooo:paragraph-rsid="0009f2ad"/>
    </style:style>
    <style:style style:name="P2" style:family="paragraph" style:parent-style-name="Text_20_body">
      <style:text-properties style:text-underline-style="solid" style:text-underline-width="auto" style:text-underline-color="font-color" officeooo:rsid="0009f2ad" officeooo:paragraph-rsid="0009f2ad"/>
    </style:style>
    <style:style style:name="P3" style:family="paragraph" style:parent-style-name="Text_20_body">
      <style:text-properties officeooo:rsid="000d30a8" officeooo:paragraph-rsid="000d30a8"/>
    </style:style>
    <style:style style:name="P4" style:family="paragraph" style:parent-style-name="Heading_20_1">
      <style:text-properties officeooo:rsid="0007a7f8" officeooo:paragraph-rsid="0009f2ad"/>
    </style:style>
    <style:style style:name="P5" style:family="paragraph" style:parent-style-name="Heading_20_1">
      <style:text-properties style:text-underline-style="none" officeooo:rsid="000e1d48" officeooo:paragraph-rsid="000d30a8"/>
    </style:style>
    <style:style style:name="P6" style:family="paragraph" style:parent-style-name="Heading_20_3">
      <style:text-properties officeooo:rsid="000d30a8" officeooo:paragraph-rsid="000d30a8"/>
    </style:style>
    <style:style style:name="P7" style:family="paragraph" style:parent-style-name="Heading_20_3">
      <style:text-properties officeooo:rsid="00120e46" officeooo:paragraph-rsid="00120e46"/>
    </style:style>
    <style:style style:name="P8" style:family="paragraph" style:parent-style-name="Text_20_body" style:list-style-name="L2">
      <style:text-properties style:text-underline-style="solid" style:text-underline-width="auto" style:text-underline-color="font-color" officeooo:rsid="0009f2ad" officeooo:paragraph-rsid="0009f2ad"/>
    </style:style>
    <style:style style:name="P9" style:family="paragraph" style:parent-style-name="Text_20_body" style:list-style-name="L1">
      <style:text-properties style:text-underline-style="none" officeooo:rsid="0009f2ad" officeooo:paragraph-rsid="0009f2ad"/>
    </style:style>
    <style:style style:name="P10" style:family="paragraph" style:parent-style-name="Text_20_body" style:list-style-name="L2">
      <style:text-properties style:text-underline-style="none" officeooo:rsid="0009f2ad" officeooo:paragraph-rsid="0009f2ad"/>
    </style:style>
    <style:style style:name="P11" style:family="paragraph" style:parent-style-name="Text_20_body">
      <style:text-properties style:text-underline-style="none" officeooo:rsid="0009f2ad" officeooo:paragraph-rsid="0009f2ad"/>
    </style:style>
    <style:style style:name="P12" style:family="paragraph" style:parent-style-name="Text_20_body">
      <style:text-properties officeooo:rsid="000d30a8" officeooo:paragraph-rsid="000d30a8"/>
    </style:style>
    <style:style style:name="P13" style:family="paragraph" style:parent-style-name="Text_20_body">
      <style:text-properties officeooo:paragraph-rsid="000f43fa"/>
    </style:style>
    <style:style style:name="P14" style:family="paragraph" style:parent-style-name="Text_20_body">
      <style:text-properties officeooo:paragraph-rsid="00120e46"/>
    </style:style>
    <style:style style:name="T1" style:family="text">
      <style:text-properties style:text-underline-style="none"/>
    </style:style>
    <style:style style:name="T2" style:family="text">
      <style:text-properties style:text-underline-style="none" officeooo:rsid="000b43f2"/>
    </style:style>
    <style:style style:name="T3" style:family="text">
      <style:text-properties officeooo:rsid="000f43fa"/>
    </style:style>
    <style:style style:name="T4" style:family="text">
      <style:text-properties fo:font-variant="normal" fo:text-transform="none" style:font-name="sans-serif" fo:font-size="16.5pt" fo:letter-spacing="normal" fo:font-style="normal" fo:font-weight="normal"/>
    </style:style>
    <style:style style:name="T5" style:family="text">
      <style:text-properties officeooo:rsid="0010fd1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Programmes</text:h>
      <text:p text:style-name="P1">Thème B – Organisation et gestion de données, fonctions</text:p>
      <text:p text:style-name="P2">Connaissances<text:span text:style-name="T1"> :</text:span></text:p>
      <text:list xml:id="list210637202" text:style-name="L1">
        <text:list-item>
          <text:p text:style-name="P9">coefficient de proportionnalité ;</text:p>
        </text:list-item>
        <text:list-item>
          <text:p text:style-name="P9">taux d’évolution, coefficient multiplicateur ;</text:p>
        </text:list-item>
      </text:list>
      <text:p text:style-name="P2">Compétences<text:span text:style-name="T1"> :</text:span></text:p>
      <text:list xml:id="list2339957411" text:style-name="L2">
        <text:list-item>
          <text:p text:style-name="P10">associer à des objets des ordres de grandeur (PRIORITÉ : faible, fait partie du thème calculs)</text:p>
        </text:list-item>
        <text:list-item>
          <text:p text:style-name="P10">lire et interpréter des données sous forme de données brutes, de tableau, de diagramme (diagramme en bâtons, diagramme circulaire, histogramme) ;</text:p>
        </text:list-item>
        <text:list-item>
          <text:p text:style-name="P10">utiliser un tableur-grapheur pour présenter des données sous la forme d’un tableau ou d’un diagramme ;</text:p>
        </text:list-item>
        <text:list-item>
          <text:p text:style-name="P10">reconnaître une situation de proportionnalité ou de non-proportionnalité ;</text:p>
        </text:list-item>
        <text:list-item>
          <text:p text:style-name="P10">calculer une quatrième proportionnelle ;</text:p>
        </text:list-item>
        <text:list-item>
          <text:p text:style-name="P8"><text:span text:style-name="T1">utiliser une formule liant deux grandeurs dans une situation de proportionnalité (par exemple la longueur d’un cercle en fonction de son rayon, la loi d’Ohm exprimant la tension en fonction de l’intensité, la distance parcourue </text:span><text:span text:style-name="T2">e</text:span><text:span text:style-name="T1">n fonction du temps à vitesse constante, etc.) ;</text:span></text:p>
        </text:list-item>
        <text:list-item>
          <text:p text:style-name="P10">résoudre des problèmes utilisant la proportionnalité (pourcentages, échelles, agrandissement réduction).</text:p>
        </text:list-item>
      </text:list>
      <text:p text:style-name="P11"/>
      <text:h text:style-name="P5" text:outline-level="1">Séances</text:h>
      <text:h text:style-name="P6" text:outline-level="3">Séance 1</text:h>
      <text:p text:style-name="P3">Rappeler que multiplication ↔ division !</text:p>
      <text:p text:style-name="P13"><text:span text:style-name="T3">Activité d’introduction : </text:span><text:span text:style-name="T5">allons aux champs.</text:span></text:p>
      <text:h text:style-name="P7" text:outline-level="3">Séance 2</text:h>
      <text:p text:style-name="P14"/>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4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4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07T11:27:30.454101675</meta:creation-date>
    <meta:generator>LibreOffice/6.4.7.2$Linux_X86_64 LibreOffice_project/40$Build-2</meta:generator>
    <dc:date>2021-11-09T17:03:41.306860425</dc:date>
    <meta:editing-duration>PT55M35S</meta:editing-duration>
    <meta:editing-cycles>8</meta:editing-cycles>
    <meta:document-statistic meta:table-count="0" meta:image-count="0" meta:object-count="0" meta:page-count="1" meta:paragraph-count="18" meta:word-count="169" meta:character-count="1124" meta:non-whitespace-character-count="981"/>
  </office:meta>
</office:document-meta>
</file>